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8"/>
        <table:table-column table:style-name="co1" table:number-columns-repeated="101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>
            <text:p>GUARDANDO OBJETO MAS PESADO EN MOCHILA MAS GRANDE</text:p>
          </table:table-cell>
          <table:table-cell table:number-columns-repeated="7"/>
          <table:table-cell table:style-name="Default"/>
          <table:table-cell/>
          <table:table-cell office:value-type="string">
            <text:p>GUARDANDO OBJETO MAS LIVIANO EN MOCHILA MAS GRANDE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8"/>
          <table:table-cell table:number-columns-repeated="1004"/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3"/>
          <table:table-cell table:number-columns-repeated="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PRUEBA:</text:p>
          </table:table-cell>
          <table:table-cell table:number-columns-repeated="9"/>
          <table:table-cell table:style-name="ce3" office:value-type="string">
            <text:p>PRUEBA: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Guardo objeto 5 en mochila 1</text:p>
          </table:table-cell>
          <table:table-cell table:number-columns-repeated="2"/>
          <table:table-cell office:value-type="string">
            <text:p>Valor 6</text:p>
          </table:table-cell>
          <table:table-cell office:value-type="string">
            <text:p>Valor 8</text:p>
          </table:table-cell>
          <table:table-cell table:number-columns-repeated="5"/>
          <table:table-cell table:style-name="ce3" office:value-type="string">
            <text:p>Guardo objeto 1,2,3 en mochila 1</text:p>
          </table:table-cell>
          <table:table-cell table:number-columns-repeated="2"/>
          <table:table-cell office:value-type="string">
            <text:p>Valor 7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Guardo objeto 4 en mochila 2</text:p>
          </table:table-cell>
          <table:table-cell table:number-columns-repeated="2"/>
          <table:table-cell office:value-type="string">
            <text:p>Valor 5</text:p>
          </table:table-cell>
          <table:table-cell office:value-type="string">
            <text:p>Valor 4</text:p>
          </table:table-cell>
          <table:table-cell table:number-columns-repeated="5"/>
          <table:table-cell table:style-name="ce3" office:value-type="string">
            <text:p>guardo objeto 3 en mochila 2</text:p>
          </table:table-cell>
          <table:table-cell table:number-columns-repeated="2"/>
          <table:table-cell office:value-type="string">
            <text:p>Valor 3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guardo objeto 3 en mochila 3</text:p>
          </table:table-cell>
          <table:table-cell table:number-columns-repeated="2"/>
          <table:table-cell office:value-type="string">
            <text:p>Valor 3</text:p>
          </table:table-cell>
          <table:table-cell table:number-columns-repeated="6"/>
          <table:table-cell table:style-name="ce3" office:value-type="string">
            <text:p>no entra nada en mochila 3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Total: 14</text:p>
          </table:table-cell>
          <table:table-cell office:value-type="string">
            <text:p>Valor 12</text:p>
          </table:table-cell>
          <table:table-cell table:number-columns-repeated="5"/>
          <table:table-cell table:style-name="ce3"/>
          <table:table-cell table:number-columns-repeated="2"/>
          <table:table-cell office:value-type="string">
            <text:p>Total: 10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No optimizado si guardo objeto 5 en mochila 1 objeto 4 en mochila dos y objeto 1 y 2 en mochila 3 obtengo valor 15</text:p>
          </table:table-cell>
          <table:table-cell table:number-columns-repeated="9"/>
          <table:table-cell table:style-name="ce3" office:value-type="string">
            <text:p>No optimizado si guardo objeto 5 en mochila 1 objeto 4 en mochila dos y objeto 1 y 2 en mochila 3 obtengo valor 15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04"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>
            <text:p>GUARDANDO OBJETO MAYOR VALOR SIEMPRE QUE ENTRE EN MOCHILA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uardo objeto 5 en mochila 1</text:p>
          </table:table-cell>
          <table:table-cell table:number-columns-repeated="2"/>
          <table:table-cell office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4 en mochila 2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3 en mochila 2</text:p>
          </table:table-cell>
          <table:table-cell table:number-columns-repeated="2"/>
          <table:table-cell office:value-type="string">
            <text:p>Valor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otal: 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o optimizado si guardo objeto 5 en mochila 1 objeto 4 en mochila dos y objeto 1 y 2 en mochila 3 obtengo valor 15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>
            <text:p>EL IDEAL ES HACER PD EN EL ORDENAMIENTO Y TENER HASTA LA POSICION X SABER QUE DESDE 0--&gt;X LA SUMA DE LOS VALORES Y DE LOS PESOS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uardo objeto 5 en mochila 1</text:p>
          </table:table-cell>
          <table:table-cell table:number-columns-repeated="2"/>
          <table:table-cell office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4 en mochila 2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1 y 2 en mochila 2</text:p>
          </table:table-cell>
          <table:table-cell table:number-columns-repeated="2"/>
          <table:table-cell office:value-type="string">
            <text:p>Valor 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otal: 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TIMIZADO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2">
          <table:table-cell table:style-name="ce1"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>
            <text:p>GUARDANDO OBJETO MAS PESADO EN MOCHILA MAS GRANDE</text:p>
          </table:table-cell>
          <table:table-cell table:number-columns-repeated="7"/>
          <table:table-cell table:style-name="Default"/>
          <table:table-cell/>
          <table:table-cell office:value-type="string">
            <text:p>GUARDANDO OBJETO MAS LIVIANO EN MOCHILA MAS GRANDE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"/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3"/>
          <table:table-cell table:number-columns-repeated="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PRUEBA:</text:p>
          </table:table-cell>
          <table:table-cell table:number-columns-repeated="9"/>
          <table:table-cell table:style-name="ce3" office:value-type="string">
            <text:p>PRUEBA: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Guardo objeto 5 en mochila 1</text:p>
          </table:table-cell>
          <table:table-cell table:number-columns-repeated="2"/>
          <table:table-cell office:value-type="string">
            <text:p>Valor 6</text:p>
          </table:table-cell>
          <table:table-cell table:number-columns-repeated="6"/>
          <table:table-cell table:style-name="ce3" office:value-type="string">
            <text:p>Guardo objeto 1,2,3 en mochila 1</text:p>
          </table:table-cell>
          <table:table-cell table:number-columns-repeated="2"/>
          <table:table-cell office:value-type="string">
            <text:p>Valor 13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Guardo objeto 4 en mochila 2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6"/>
          <table:table-cell table:style-name="ce3" office:value-type="string">
            <text:p>guardo objeto 3 en mochila 2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guardo objeto 3 en mochila 3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6"/>
          <table:table-cell table:style-name="ce3" office:value-type="string">
            <text:p>no entra nada en mochila 3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 table:number-columns-repeated="4"/>
          <table:table-cell office:value-type="string">
            <text:p>Total: 16</text:p>
          </table:table-cell>
          <table:table-cell table:number-columns-repeated="6"/>
          <table:table-cell table:style-name="ce3"/>
          <table:table-cell table:number-columns-repeated="2"/>
          <table:table-cell office:value-type="string">
            <text:p>Total: 18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>
            <text:p>No optimizado si guardo objeto 5 en mochila 1 objeto 4 en mochila dos y objeto 1 y 2 en mochila 3 obtengo valor 15</text:p>
          </table:table-cell>
          <table:table-cell table:number-columns-repeated="9"/>
          <table:table-cell table:style-name="ce3" office:value-type="string">
            <text:p>No optimizado si guardo objeto 5 en mochila 1 objeto 4 en mochila dos y objeto 1 y 2 en mochila 3 obtengo valor 15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04"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>
            <text:p>GUARDANDO OBJETO MAYOR VALOR SIEMPRE QUE ENTRE EN MOCHILA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uardo objeto 5 en mochila 1</text:p>
          </table:table-cell>
          <table:table-cell table:number-columns-repeated="2"/>
          <table:table-cell office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4 en mochila 2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3 en mochila 2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otal: 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o optimizado si guardo objeto 5 en mochila 1 objeto 4 en mochila dos y objeto 1 y 2 en mochila 3 obtengo valor 15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>
            <text:p>CASO IDEA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>
            <text:p>MOCHILA</text:p>
          </table:table-cell>
          <table:table-cell table:style-name="ce5" office:value-type="string">
            <text:p>CAPACIDAD</text:p>
          </table:table-cell>
          <table:table-cell table:style-name="ce5" table:number-columns-repeated="2"/>
          <table:table-cell table:style-name="ce5" office:value-type="string">
            <text:p>OBJETO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uardo objeto 1 en mochila 1</text:p>
          </table:table-cell>
          <table:table-cell table:number-columns-repeated="2"/>
          <table:table-cell office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4 en mochila 2</text:p>
          </table:table-cell>
          <table:table-cell table:number-columns-repeated="2"/>
          <table:table-cell office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ardo objeto 1 y 2 en mochila 2</text:p>
          </table:table-cell>
          <table:table-cell table:number-columns-repeated="2"/>
          <table:table-cell office:value-type="string">
            <text:p>Valor 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otal: 1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>
            <text:p>Hasta lo chequeado lo ideal es asi, PD en la lista de todos los elementos y arrancando por la mochila mas chica ves que secuencia de objetos te da el mayor valor con el peso &lt;= capacidad de la mochila</text:p>
          </table:table-cell>
          <table:table-cell table:number-columns-repeated="7"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9:06:41.449170152</meta:creation-date>
    <dc:date>2016-08-23T17:04:02</dc:date>
    <meta:editing-duration>PT29M5S</meta:editing-duration>
    <meta:editing-cycles>4</meta:editing-cycles>
    <meta:generator>LibreOffice/3.5$Linux_x86 LibreOffice_project/350m1$Build-2</meta:generator>
    <meta:document-statistic meta:table-count="1" meta:cell-count="291" meta:object-count="0"/>
  </office:meta>
</office:document-meta>
</file>